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D0000014FF7C88945.png" manifest:media-type="image/png"/>
  <manifest:file-entry manifest:full-path="Pictures/10000000000001E30000019879EA4624.png" manifest:media-type="image/png"/>
  <manifest:file-entry manifest:full-path="Pictures/10000000000001CE0000017878548DD9.png" manifest:media-type="image/png"/>
  <manifest:file-entry manifest:full-path="Pictures/1000000100000C0000000A66CBD84E0E.png" manifest:media-type="image/png"/>
  <manifest:file-entry manifest:full-path="Pictures/10000001000001EC000001E8A5ACBA8F.png" manifest:media-type="image/png"/>
  <manifest:file-entry manifest:full-path="Pictures/10000000000002B8000001DFEF81C90F.png" manifest:media-type="image/png"/>
  <manifest:file-entry manifest:full-path="Pictures/100000000000018D00000115BE6A3302.png" manifest:media-type="image/png"/>
  <manifest:file-entry manifest:full-path="Pictures/10000000000000950000019BEA5858CB.png" manifest:media-type="image/png"/>
  <manifest:file-entry manifest:full-path="Pictures/10000000000002EE000002A6CC5B66F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0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fill-color="#ffd428" draw:textarea-horizontal-align="justify" draw:textarea-vertical-align="middle" draw:auto-grow-height="false" fo:min-height="1.339cm" fo:min-width="6.803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d428"/>
      <style:paragraph-properties fo:text-align="center" style:writing-mode="lr-tb"/>
    </style:style>
    <style:style style:name="P7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25cm" svg:height="8.611cm" svg:x="1.952cm" svg:y="3.184cm">
          <draw:image xlink:href="Pictures/10000000000002EE000002A6CC5B66F3.png" xlink:type="simple" xlink:show="embed" xlink:actuate="onLoad" draw:mime-type="image/png">
            <text:p/>
          </draw:image>
        </draw:frame>
        <draw:frame draw:style-name="gr2" draw:text-style-name="P4" draw:layer="layout" svg:width="17.182cm" svg:height="1.933cm" svg:x="6.043cm" svg:y="1.317cm">
          <draw:text-box>
            <text:p text:style-name="P2">CX30+ Paddle Pack (Atari 2600+, 2600, 7800)</text:p>
            <text:p text:style-name="P3"/>
          </draw:text-box>
        </draw:frame>
        <draw:frame draw:style-name="gr1" draw:text-style-name="P1" draw:layer="layout" svg:width="2.922cm" svg:height="8.061cm" svg:x="12.365cm" svg:y="3.857cm">
          <draw:image xlink:href="Pictures/10000000000000950000019BEA5858CB.png" xlink:type="simple" xlink:show="embed" xlink:actuate="onLoad" draw:mime-type="image/png">
            <text:p/>
          </draw:image>
        </draw:frame>
        <draw:frame draw:style-name="gr1" draw:text-style-name="P1" draw:layer="layout" svg:width="8.402cm" svg:height="5.862cm" svg:x="18.633cm" svg:y="2.27cm">
          <draw:image xlink:href="Pictures/100000000000018D00000115BE6A3302.png" xlink:type="simple" xlink:show="embed" xlink:actuate="onLoad" draw:mime-type="image/png">
            <text:p/>
          </draw:image>
        </draw:frame>
        <draw:frame draw:style-name="gr1" draw:text-style-name="P1" draw:layer="layout" svg:width="11.556cm" svg:height="7.953cm" svg:x="16.557cm" svg:y="8.62cm">
          <draw:image xlink:href="Pictures/10000000000002B8000001DFEF81C90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5" draw:layer="layout" svg:width="13.017cm" svg:height="12.911cm" svg:x="2.27cm" svg:y="1.741cm">
          <draw:image xlink:href="Pictures/10000001000001EC000001E8A5ACBA8F.png" xlink:type="simple" xlink:show="embed" xlink:actuate="onLoad" draw:mime-type="image/png">
            <text:p/>
          </draw:image>
        </draw:frame>
        <draw:custom-shape draw:style-name="gr4" draw:text-style-name="P6" draw:layer="layout" svg:width="7.302cm" svg:height="1.588cm" svg:x="19.415cm" svg:y="4.492cm">
          <text:p text:style-name="P1">View from back solder positions</text:p>
          <draw:enhanced-geometry svg:viewBox="0 0 21600 21600" draw:glue-points="10800 0 0 10800 10800 21600 21600 10800 ?f40 ?f41" draw:text-areas="0 0 21600 21600" draw:type="rectangular-callout" draw:modifiers="-15149.281117349 31631.96979232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3" draw:text-style-name="P5" draw:layer="layout" svg:width="9.778cm" svg:height="7.958cm" svg:x="1.952cm" svg:y="3.837cm">
          <draw:image xlink:href="Pictures/10000000000001CE0000017878548DD9.png" xlink:type="simple" xlink:show="embed" xlink:actuate="onLoad" draw:mime-type="image/png">
            <text:p/>
          </draw:image>
        </draw:frame>
        <draw:frame draw:style-name="gr5" draw:text-style-name="P7" draw:layer="layout" svg:width="19.772cm" svg:height="0.963cm" svg:x="3.453cm" svg:y="1.307cm">
          <draw:text-box>
            <text:p>https://docs.arduino.cc/built-in-examples/basics/ReadAnalogVoltage/</text:p>
          </draw:text-box>
        </draw:frame>
        <draw:frame draw:style-name="gr1" draw:text-style-name="P1" draw:layer="layout" svg:width="9.757cm" svg:height="7.09cm" svg:x="2.673cm" svg:y="11.795cm">
          <draw:image xlink:href="Pictures/10000000000001CD0000014FF7C88945.png" xlink:type="simple" xlink:show="embed" xlink:actuate="onLoad" draw:mime-type="image/png">
            <text:p/>
          </draw:image>
        </draw:frame>
        <draw:frame draw:style-name="gr1" draw:text-style-name="P1" draw:layer="layout" svg:width="10.223cm" svg:height="8.635cm" svg:x="16.494cm" svg:y="3.795cm">
          <draw:image xlink:href="Pictures/10000000000001E30000019879EA4624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3" draw:text-style-name="P5" draw:layer="layout" svg:width="21.925cm" svg:height="18.999cm" svg:x="3.996cm" svg:y="1.058cm">
          <draw:image xlink:href="Pictures/1000000100000C0000000A66CBD84E0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28:32.465960469</meta:creation-date>
    <dc:date>2025-01-27T11:37:21.577804621</dc:date>
    <meta:editing-duration>PT10H5M58S</meta:editing-duration>
    <meta:editing-cycles>6</meta:editing-cycles>
    <meta:generator>LibreOffice/24.2.7.2$Linux_X86_64 LibreOffice_project/420$Build-2</meta:generator>
    <meta:document-statistic meta:object-count="12"/>
  </office:meta>
</office:document-meta>
</file>